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7da647" draw:textarea-horizontal-align="center" draw:textarea-vertical-align="middle"/>
    </style:style>
    <style:style style:name="gr3" style:family="graphic" style:parent-style-name="standard">
      <style:graphic-properties draw:fill="solid" draw:fill-color="#ff3366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.319cm" svg:height="1.256cm" svg:x="1.928cm" svg:y="1.525cm">
          <text:p/>
        </draw:rect>
        <draw:rect draw:style-name="gr2" draw:text-style-name="P1" draw:layer="layout" svg:width="4.171cm" svg:height="1.301cm" svg:x="5.785cm" svg:y="1.525cm">
          <text:p/>
        </draw:rect>
        <draw:rect draw:style-name="gr1" draw:text-style-name="P1" draw:layer="layout" svg:width="3.319cm" svg:height="1.256cm" svg:x="4.215cm" svg:y="5.122cm">
          <text:p/>
        </draw:rect>
        <draw:rect draw:style-name="gr2" draw:text-style-name="P1" draw:layer="layout" svg:width="4.171cm" svg:height="1.301cm" svg:x="5.785cm" svg:y="5.526cm">
          <text:p/>
        </draw:rect>
        <draw:rect draw:style-name="gr1" draw:text-style-name="P1" draw:layer="layout" svg:width="3.319cm" svg:height="1.256cm" svg:x="6.145cm" svg:y="8.633cm">
          <text:p/>
        </draw:rect>
        <draw:rect draw:style-name="gr2" draw:text-style-name="P1" draw:layer="layout" svg:width="4.171cm" svg:height="1.301cm" svg:x="5.786cm" svg:y="9.127cm">
          <text:p/>
        </draw:rect>
        <draw:rect draw:style-name="gr1" draw:text-style-name="P1" draw:layer="layout" svg:width="3.319cm" svg:height="1.213cm" svg:x="9.016cm" svg:y="11.212cm">
          <text:p/>
        </draw:rect>
        <draw:rect draw:style-name="gr2" draw:text-style-name="P1" draw:layer="layout" svg:width="4.171cm" svg:height="1.301cm" svg:x="5.787cm" svg:y="11.528cm">
          <text:p/>
        </draw:rect>
        <draw:rect draw:style-name="gr1" draw:text-style-name="P1" draw:layer="layout" svg:width="3.319cm" svg:height="1.213cm" svg:x="10.316cm" svg:y="14.261cm">
          <text:p/>
        </draw:rect>
        <draw:rect draw:style-name="gr2" draw:text-style-name="P1" draw:layer="layout" svg:width="4.171cm" svg:height="1.301cm" svg:x="5.787cm" svg:y="14.129cm">
          <text:p/>
        </draw:rect>
        <draw:rect draw:style-name="gr3" draw:text-style-name="P1" draw:layer="layout" svg:width="1.435cm" svg:height="0.673cm" svg:x="6.009cm" svg:y="4.126cm">
          <text:p/>
        </draw:rect>
        <draw:rect draw:style-name="gr3" draw:text-style-name="P1" draw:layer="layout" svg:width="3.252cm" svg:height="0.673cm" svg:x="6.21cm" svg:y="7.727cm">
          <text:p/>
        </draw:rect>
        <draw:rect draw:style-name="gr3" draw:text-style-name="P1" draw:layer="layout" svg:width="0.986cm" svg:height="0.673cm" svg:x="9.014cm" svg:y="10.67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0-24T14:49:49</meta:creation-date>
    <dc:date>2007-10-24T14:55:57</dc:date>
    <meta:editing-cycles>1</meta:editing-cycles>
    <meta:editing-duration>PT6M18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